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300000057C9585DE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15cm" svg:x="0.275cm" svg:y="0.254cm">
          <draw:image xlink:href="Pictures/200000020000015300000057C9585DED.eps" xlink:type="simple" xlink:show="embed" xlink:actuate="onLoad">
            <text:p/>
          </draw:image>
        </draw:frame>
        <draw:frame draw:style-name="gr2" draw:layer="layout" svg:width="0.51cm" svg:height="0.469cm" svg:x="0.808cm" svg:y="0.5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38cm" svg:height="0.469cm" svg:x="0.859cm" svg:y="1.2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63cm" svg:height="0.469cm" svg:x="0.846cm" svg:y="1.6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68cm" svg:height="0.529cm" svg:x="3.931cm" svg:y="0.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76cm" svg:height="0.529cm" svg:x="8.022cm" svg:y="1.268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6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4T10:16:28</dc:date>
    <dc:creator>kkk </dc:creator>
    <meta:editing-duration>PT13H53M54S</meta:editing-duration>
    <meta:editing-cycles>56</meta:editing-cycles>
    <meta:generator>LibreOffice/3.3$Linux LibreOffice_project/330m19$Build-401</meta:generator>
    <meta:document-statistic meta:object-count="6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Z</mi>
    <annotation encoding="StarMath 5.0">Z</annotation>
  </semantics>
</math>
</file>

<file path=Object 4/content.xml><?xml version="1.0" encoding="utf-8"?>
<math xmlns="http://www.w3.org/1998/Math/MathML">
  <semantics>
    <msub>
      <mi>F</mi>
      <mn>1</mn>
    </msub>
    <annotation encoding="StarMath 5.0">F_1</annotation>
  </semantics>
</math>
</file>

<file path=Object 5/content.xml><?xml version="1.0" encoding="utf-8"?>
<math xmlns="http://www.w3.org/1998/Math/MathML">
  <semantics>
    <msub>
      <mi>F</mi>
      <mn>2</mn>
    </msub>
    <annotation encoding="StarMath 5.0">F_2</annotation>
  </semantics>
</math>
</file>